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language="de" fo:country="DE"/>
    </style:style>
    <style:style style:name="P2" style:family="paragraph" style:parent-style-name="List_20_Paragraph" style:list-style-name="WWNum1">
      <style:text-properties fo:language="de" fo:country="DE" fo:background-color="#00ff00"/>
    </style:style>
    <style:style style:name="P3" style:family="paragraph" style:parent-style-name="List_20_Paragraph" style:list-style-name="WWNum1">
      <style:text-properties fo:language="de" fo:country="DE" fo:background-color="#ffff00"/>
    </style:style>
    <style:style style:name="P4" style:family="paragraph" style:parent-style-name="List_20_Paragraph" style:list-style-name="WWNum1">
      <style:text-properties fo:language="de" fo:country="DE" fo:background-color="#ff00ff"/>
    </style:style>
    <style:style style:name="P5" style:family="paragraph" style:parent-style-name="List_20_Paragraph" style:list-style-name="WWNum1">
      <style:text-properties fo:language="de" fo:country="DE" fo:background-color="#ff0000"/>
    </style:style>
    <style:style style:name="P6" style:family="paragraph" style:parent-style-name="List_20_Paragraph" style:list-style-name="WWNum1" style:master-page-name="Standard">
      <style:paragraph-properties style:page-number="auto"/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25495797502885017" text:style-name="WWNum1">
        <text:list-item>
          <text:p text:style-name="P6">Player</text:p>
          <text:list>
            <text:list-item>
              <text:p text:style-name="P1">Health</text:p>
              <text:list>
                <text:list-item>
                  <text:p text:style-name="P1">100</text:p>
                </text:list-item>
                <text:list-item>
                  <text:p text:style-name="P1">???</text:p>
                </text:list-item>
                <text:list-item>
                  <text:p text:style-name="P1">130</text:p>
                </text:list-item>
                <text:list-item>
                  <text:p text:style-name="P1">145</text:p>
                </text:list-item>
                <text:list-item>
                  <text:p text:style-name="P1">160</text:p>
                </text:list-item>
                <text:list-item>
                  <text:p text:style-name="P1">100 + (Level-1)*15</text:p>
                </text:list-item>
              </text:list>
            </text:list-item>
            <text:list-item>
              <text:p text:style-name="P1">Shield</text:p>
            </text:list-item>
            <text:list-item>
              <text:p text:style-name="P1">Level</text:p>
            </text:list-item>
            <text:list-item>
              <text:p text:style-name="P1">Skills</text:p>
            </text:list-item>
          </text:list>
        </text:list-item>
        <text:list-item>
          <text:p text:style-name="P1">Enemy</text:p>
          <text:list>
            <text:list-item>
              <text:p text:style-name="P1">Health</text:p>
            </text:list-item>
            <text:list-item>
              <text:p text:style-name="P1">Shield</text:p>
            </text:list-item>
            <text:list-item>
              <text:p text:style-name="P1">Level</text:p>
            </text:list-item>
            <text:list-item>
              <text:p text:style-name="P1">Damage</text:p>
            </text:list-item>
            <text:list-item>
              <text:p text:style-name="P1">Attack Type</text:p>
            </text:list-item>
            <text:list-item>
              <text:p text:style-name="P1">Type</text:p>
              <text:list>
                <text:list-item>
                  <text:p text:style-name="P1">Skagg</text:p>
                  <text:list>
                    <text:list-item>
                      <text:p text:style-name="P1">Skagg Welpe 2</text:p>
                    </text:list-item>
                  </text:list>
                </text:list-item>
                <text:list-item>
                  <text:p text:style-name="P1">Banditen</text:p>
                  <text:list>
                    <text:list-item>
                      <text:p text:style-name="P1">Killer-Bandit 3 (Schild)</text:p>
                    </text:list-item>
                    <text:list-item>
                      <text:p text:style-name="P1">Arbeiterbandit 3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Weapon</text:p>
          <text:list>
            <text:list-item>
              <text:p text:style-name="P2">Damage</text:p>
            </text:list-item>
            <text:list-item>
              <text:p text:style-name="P2">Accuracy</text:p>
            </text:list-item>
            <text:list-item>
              <text:p text:style-name="P2">Fire Rate</text:p>
            </text:list-item>
            <text:list-item>
              <text:p text:style-name="P3">Level</text:p>
            </text:list-item>
            <text:list-item>
              <text:p text:style-name="P3">Rarity</text:p>
            </text:list-item>
            <text:list-item>
              <text:p text:style-name="P2">Ammunition</text:p>
            </text:list-item>
            <text:list-item>
              <text:p text:style-name="P4">Elemental</text:p>
            </text:list-item>
            <text:list-item>
              <text:p text:style-name="P3"><text:soft-page-break/>Manufacturer</text:p>
            </text:list-item>
            <text:list-item>
              <text:p text:style-name="P2">Type</text:p>
              <text:list>
                <text:list-item>
                  <text:p text:style-name="P1">Repeater pistols</text:p>
                </text:list-item>
                <text:list-item>
                  <text:p text:style-name="P1">Revolvers</text:p>
                </text:list-item>
                <text:list-item>
                  <text:p text:style-name="P1">Submachine Guns</text:p>
                </text:list-item>
                <text:list-item>
                  <text:p text:style-name="P1">Combat Rifles</text:p>
                </text:list-item>
                <text:list-item>
                  <text:p text:style-name="P1">Shotguns</text:p>
                </text:list-item>
                <text:list-item>
                  <text:p text:style-name="P1">Sniper Rifles</text:p>
                </text:list-item>
                <text:list-item>
                  <text:p text:style-name="P1">Rocket Launchers</text:p>
                </text:list-item>
                <text:list-item>
                  <text:p text:style-name="P1">Eridian Guns</text:p>
                </text:list-item>
              </text:list>
            </text:list-item>
            <text:list-item>
              <text:p text:style-name="P5">Components</text:p>
            </text:list-item>
            <text:list-item>
              <text:p text:style-name="P3">Names</text:p>
            </text:list-item>
            <text:list-item>
              <text:p text:style-name="P4">Effects</text:p>
            </text:list-item>
            <text:list-item>
              <text:p text:style-name="P4">Zoom?</text:p>
            </text:list-item>
          </text:list>
        </text:list-item>
        <text:list-item>
          <text:p text:style-name="P1">Shields</text:p>
        </text:list-item>
        <text:list-item>
          <text:p text:style-name="P1">Grenades</text:p>
        </text:list-item>
        <text:list-item>
          <text:p text:style-name="P1">Character mods<text:bookmark text:name="_GoBack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82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n Holdt, Kai</meta:initial-creator>
    <meta:editing-cycles>3</meta:editing-cycles>
    <meta:creation-date>2018-08-16T09:16:00</meta:creation-date>
    <dc:date>2018-08-17T19:26:02.70</dc:date>
    <meta:editing-duration>P0D</meta:editing-duration>
    <meta:generator>OpenOffice/4.0.1$Win32 OpenOffice.org_project/401m5$Build-9714</meta:generator>
    <meta:document-statistic meta:table-count="0" meta:image-count="0" meta:object-count="0" meta:page-count="2" meta:paragraph-count="48" meta:word-count="112" meta:character-count="4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